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00%"/>
      <style:text-properties officeooo:rsid="0011bb1f" officeooo:paragraph-rsid="0019c3ef"/>
    </style:style>
    <style:style style:name="P2" style:family="paragraph" style:parent-style-name="Preformatted_20_Text">
      <style:paragraph-properties fo:line-height="100%"/>
      <style:text-properties style:font-name="Liberation Serif" officeooo:rsid="0011bb1f" officeooo:paragraph-rsid="0019c3ef"/>
    </style:style>
    <style:style style:name="P3" style:family="paragraph" style:parent-style-name="Heading_20_2">
      <style:paragraph-properties fo:margin-left="0cm" fo:margin-right="0cm" fo:margin-top="0.226cm" fo:margin-bottom="0cm" style:contextual-spacing="false" fo:line-height="100%" fo:text-indent="0cm" style:auto-text-indent="false"/>
      <style:text-properties fo:color="#111111" loext:opacity="100%" style:font-name="DejaVu Sans" fo:font-size="12pt" fo:font-style="normal" officeooo:paragraph-rsid="00278b6a" style:font-size-asian="12pt" style:font-style-asian="normal" style:font-size-complex="12pt" style:font-style-complex="normal"/>
    </style:style>
    <style:style style:name="P4" style:family="paragraph" style:parent-style-name="Heading_20_2">
      <style:paragraph-properties fo:margin-left="0cm" fo:margin-right="0cm" fo:margin-top="0.242cm" fo:margin-bottom="0cm" style:contextual-spacing="false" fo:line-height="100%" fo:text-indent="0cm" style:auto-text-indent="false"/>
      <style:text-properties fo:color="#111111" loext:opacity="100%" style:font-name="DejaVu Sans" fo:font-size="12pt" fo:font-style="normal" officeooo:paragraph-rsid="0028da6d" style:font-size-asian="12pt" style:font-style-asian="normal" style:font-size-complex="12pt" style:font-style-complex="normal"/>
    </style:style>
    <style:style style:name="P5" style:family="paragraph" style:parent-style-name="Heading_20_2">
      <style:paragraph-properties fo:margin-left="0cm" fo:margin-right="0cm" fo:line-height="100%" fo:text-indent="0cm" style:auto-text-indent="false"/>
      <style:text-properties fo:color="#111111" loext:opacity="100%" style:font-name="DejaVu Sans" fo:font-size="12pt" fo:font-style="normal" officeooo:paragraph-rsid="0028da6d" style:font-name-asian="Courier New1" style:font-size-asian="12pt" style:font-style-asian="normal" style:font-size-complex="12pt" style:font-style-complex="normal"/>
    </style:style>
    <style:style style:name="P6" style:family="paragraph" style:parent-style-name="Heading_20_3">
      <style:paragraph-properties fo:margin-left="0cm" fo:margin-right="0cm" fo:line-height="100%" fo:text-indent="0cm" style:auto-text-indent="false"/>
      <style:text-properties fo:color="#111111" loext:opacity="100%" style:font-name="DejaVu Sans" fo:font-size="12pt" fo:font-style="normal" officeooo:rsid="00278b6a" officeooo:paragraph-rsid="00278b6a" style:font-size-asian="12pt" style:font-style-asian="normal" style:font-size-complex="12pt" style:font-style-complex="normal"/>
    </style:style>
    <style:style style:name="P7" style:family="paragraph" style:parent-style-name="Heading_20_3">
      <style:paragraph-properties fo:margin-left="0cm" fo:margin-right="0cm" fo:margin-top="0.226cm" fo:margin-bottom="0cm" style:contextual-spacing="false" fo:line-height="100%" fo:text-indent="0cm" style:auto-text-indent="false"/>
      <style:text-properties fo:color="#111111" loext:opacity="100%" style:font-name="DejaVu Sans" fo:font-size="12pt" fo:font-style="normal" officeooo:paragraph-rsid="002a5eeb" style:font-size-asian="12pt" style:font-style-asian="normal" style:font-size-complex="12pt" style:font-style-complex="normal"/>
    </style:style>
    <style:style style:name="P8" style:family="paragraph" style:parent-style-name="Heading_20_3">
      <style:paragraph-properties fo:margin-top="0.226cm" fo:margin-bottom="0cm" style:contextual-spacing="false" fo:line-height="100%"/>
      <style:text-properties fo:color="#111111" loext:opacity="100%" style:font-name="DejaVu Sans" fo:font-size="12pt" fo:font-style="normal" officeooo:paragraph-rsid="00278b6a" style:font-size-asian="12pt" style:font-style-asian="normal" style:font-size-complex="12pt" style:font-style-complex="normal"/>
    </style:style>
    <style:style style:name="P9" style:family="paragraph" style:parent-style-name="Heading_20_3">
      <style:paragraph-properties fo:margin-left="0cm" fo:margin-right="0cm" fo:margin-top="0.242cm" fo:margin-bottom="0cm" style:contextual-spacing="false" fo:line-height="100%" fo:text-indent="0cm" style:auto-text-indent="false"/>
      <style:text-properties fo:color="#111111" loext:opacity="100%" style:font-name="DejaVu Sans" fo:font-size="12pt" fo:font-style="normal" officeooo:paragraph-rsid="0028da6d" style:font-size-asian="12pt" style:font-style-asian="normal" style:font-size-complex="12pt" style:font-style-complex="normal"/>
    </style:style>
    <style:style style:name="P10" style:family="paragraph" style:parent-style-name="Heading_20_3">
      <style:paragraph-properties fo:margin-left="0cm" fo:margin-right="0cm" fo:margin-top="0.242cm" fo:margin-bottom="0cm" style:contextual-spacing="false" fo:line-height="100%" fo:text-indent="0cm" style:auto-text-indent="false"/>
      <style:text-properties fo:color="#111111" loext:opacity="100%" style:font-name="DejaVu Sans" fo:font-size="12pt" fo:letter-spacing="-0.012cm" fo:font-style="normal" officeooo:rsid="0028da6d" officeooo:paragraph-rsid="0028da6d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line-height="100%"/>
      <style:text-properties style:font-name="Liberation Serif" officeooo:rsid="0011bb1f" officeooo:paragraph-rsid="0019c3ef"/>
    </style:style>
    <style:style style:name="P12" style:family="paragraph" style:parent-style-name="Standard">
      <style:paragraph-properties fo:line-height="100%"/>
      <style:text-properties fo:color="#111111" loext:opacity="100%" style:font-name="DejaVu Sans" fo:font-size="12pt" officeooo:paragraph-rsid="00278b6a" style:font-size-asian="12pt" style:font-size-complex="12pt"/>
    </style:style>
    <style:style style:name="P13" style:family="paragraph" style:parent-style-name="Standard">
      <style:paragraph-properties fo:line-height="100%"/>
      <style:text-properties fo:color="#111111" loext:opacity="100%" style:font-name="DejaVu Sans" fo:font-size="12pt" style:font-size-asian="12pt" style:font-size-complex="12pt"/>
    </style:style>
    <style:style style:name="P14" style:family="paragraph" style:parent-style-name="Standard">
      <style:paragraph-properties fo:line-height="100%"/>
      <style:text-properties fo:color="#111111" loext:opacity="100%" style:font-name="DejaVu Sans" fo:font-size="12pt" officeooo:paragraph-rsid="002a5eeb" style:font-size-asian="12pt" style:font-size-complex="12pt"/>
    </style:style>
    <style:style style:name="P15" style:family="paragraph" style:parent-style-name="Standard">
      <style:paragraph-properties fo:line-height="100%"/>
      <style:text-properties fo:color="#111111" loext:opacity="100%" style:font-name="DejaVu Sans" fo:font-size="12pt" officeooo:paragraph-rsid="0011225b" style:font-size-asian="12pt" style:font-size-complex="12pt"/>
    </style:style>
    <style:style style:name="P16" style:family="paragraph" style:parent-style-name="Standard">
      <style:paragraph-properties fo:line-height="100%"/>
      <style:text-properties fo:color="#111111" loext:opacity="100%" style:font-name="DejaVu Sans" fo:font-size="12pt" officeooo:paragraph-rsid="0019c3ef" style:font-size-asian="12pt" style:font-size-complex="12pt"/>
    </style:style>
    <style:style style:name="P17" style:family="paragraph" style:parent-style-name="Standard">
      <style:paragraph-properties fo:line-height="100%"/>
      <style:text-properties fo:color="#111111" loext:opacity="100%" style:font-name="DejaVu Sans" fo:font-size="12pt" officeooo:paragraph-rsid="001ae620" style:font-size-asian="12pt" style:font-size-complex="12pt"/>
    </style:style>
    <style:style style:name="P18" style:family="paragraph" style:parent-style-name="Standard">
      <style:paragraph-properties fo:line-height="100%"/>
      <style:text-properties fo:color="#111111" loext:opacity="100%" style:font-name="DejaVu Sans" fo:font-size="12pt" officeooo:paragraph-rsid="0024b249" style:font-size-asian="12pt" style:font-size-complex="12pt"/>
    </style:style>
    <style:style style:name="P19" style:family="paragraph" style:parent-style-name="Standard">
      <style:paragraph-properties fo:line-height="100%"/>
      <style:text-properties fo:color="#111111" loext:opacity="100%" style:font-name="DejaVu Sans" fo:font-size="12pt" officeooo:rsid="002a5eeb" officeooo:paragraph-rsid="002a5eeb" style:font-size-asian="12pt" style:font-size-complex="12pt"/>
    </style:style>
    <style:style style:name="P20" style:family="paragraph" style:parent-style-name="Standard">
      <style:paragraph-properties fo:line-height="100%"/>
      <style:text-properties fo:color="#111111" loext:opacity="100%" style:font-name="DejaVu Sans" fo:font-size="12pt" officeooo:rsid="0011bb1f" officeooo:paragraph-rsid="0019c3ef" style:font-size-asian="12pt" style:font-size-complex="12pt"/>
    </style:style>
    <style:style style:name="P21" style:family="paragraph" style:parent-style-name="Standard">
      <style:paragraph-properties fo:line-height="100%"/>
      <style:text-properties fo:color="#111111" loext:opacity="100%" style:font-name="DejaVu Sans" fo:font-size="12pt" officeooo:rsid="0024b249" officeooo:paragraph-rsid="0024b249" style:font-size-asian="12pt" style:font-size-complex="12pt"/>
    </style:style>
    <style:style style:name="P22" style:family="paragraph" style:parent-style-name="Standard">
      <style:paragraph-properties fo:line-height="100%"/>
      <style:text-properties fo:color="#111111" loext:opacity="100%" style:font-name="DejaVu Sans" fo:font-size="12pt" officeooo:rsid="002670c8" officeooo:paragraph-rsid="002670c8" style:font-size-asian="12pt" style:font-size-complex="12pt"/>
    </style:style>
    <style:style style:name="P23" style:family="paragraph" style:parent-style-name="Standard">
      <style:paragraph-properties fo:line-height="100%"/>
      <style:text-properties fo:color="#111111" loext:opacity="100%" style:font-name="DejaVu Sans" fo:font-size="12pt" fo:font-style="normal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line-height="100%"/>
      <style:text-properties fo:color="#111111" loext:opacity="100%" style:font-name="DejaVu Sans" fo:font-size="12pt" fo:font-style="normal" officeooo:rsid="00278b6a" officeooo:paragraph-rsid="00278b6a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line-height="100%"/>
      <style:text-properties fo:font-size="12pt" officeooo:paragraph-rsid="0019c3ef" style:font-size-asian="12pt" style:font-size-complex="12pt"/>
    </style:style>
    <style:style style:name="P26" style:family="paragraph" style:parent-style-name="Standard">
      <style:paragraph-properties fo:line-height="100%"/>
      <style:text-properties fo:font-size="12pt" officeooo:paragraph-rsid="001ae620" style:font-size-asian="12pt" style:font-size-complex="12pt"/>
    </style:style>
    <style:style style:name="P27" style:family="paragraph" style:parent-style-name="Standard">
      <style:paragraph-properties fo:line-height="100%"/>
      <style:text-properties officeooo:rsid="0011bb1f" officeooo:paragraph-rsid="0019c3ef"/>
    </style:style>
    <style:style style:name="P28" style:family="paragraph" style:parent-style-name="Standard">
      <style:paragraph-properties fo:line-height="100%"/>
      <style:text-properties officeooo:paragraph-rsid="0019c3ef"/>
    </style:style>
    <style:style style:name="P29" style:family="paragraph" style:parent-style-name="Text_20_body">
      <style:paragraph-properties fo:margin-top="0.226cm" fo:margin-bottom="0cm" style:contextual-spacing="false" fo:line-height="100%"/>
      <style:text-properties fo:color="#111111" loext:opacity="100%" style:font-name="DejaVu Sans" fo:font-size="12pt" fo:font-style="normal" officeooo:paragraph-rsid="00278b6a" style:font-size-asian="12pt" style:font-style-asian="normal" style:font-size-complex="12pt" style:font-style-complex="normal"/>
    </style:style>
    <style:style style:name="P30" style:family="paragraph" style:parent-style-name="Text_20_body">
      <style:paragraph-properties fo:margin-left="0cm" fo:margin-right="0cm" fo:margin-top="0.242cm" fo:margin-bottom="0cm" style:contextual-spacing="false" fo:line-height="100%" fo:text-indent="0cm" style:auto-text-indent="false"/>
      <style:text-properties fo:color="#111111" loext:opacity="100%" style:font-name="DejaVu Sans" fo:font-size="12pt" fo:font-style="normal" officeooo:paragraph-rsid="0028da6d" style:font-size-asian="12pt" style:font-style-asian="normal" style:font-size-complex="12pt" style:font-style-complex="normal"/>
    </style:style>
    <style:style style:name="P31" style:family="paragraph" style:parent-style-name="Text_20_body">
      <style:paragraph-properties fo:margin-left="0cm" fo:margin-right="0cm" fo:line-height="100%" fo:text-indent="0cm" style:auto-text-indent="false"/>
      <style:text-properties fo:color="#111111" loext:opacity="100%" style:font-name="DejaVu Sans" fo:font-size="12pt" fo:font-style="normal" officeooo:paragraph-rsid="0028da6d" style:font-name-asian="Courier New1" style:font-size-asian="12pt" style:font-style-asian="normal" style:font-size-complex="12pt" style:font-style-complex="normal"/>
    </style:style>
    <style:style style:name="P32" style:family="paragraph" style:parent-style-name="Text_20_body">
      <style:paragraph-properties fo:margin-left="0cm" fo:margin-right="0cm" fo:line-height="100%" fo:text-indent="0cm" style:auto-text-indent="false"/>
      <style:text-properties fo:color="#111111" loext:opacity="100%" style:font-name="DejaVu Sans" fo:font-size="12pt" fo:font-style="normal" officeooo:rsid="002a5eeb" officeooo:paragraph-rsid="002a5eeb" style:font-name-asian="Courier New1" style:font-size-asian="12pt" style:font-style-asian="normal" style:font-size-complex="12pt" style:font-style-complex="normal"/>
    </style:style>
    <style:style style:name="P33" style:family="paragraph" style:parent-style-name="Text_20_body">
      <style:paragraph-properties fo:margin-left="0cm" fo:margin-right="0cm" fo:margin-top="0.226cm" fo:margin-bottom="0cm" style:contextual-spacing="false" fo:line-height="100%" fo:text-indent="0cm" style:auto-text-indent="false"/>
      <style:text-properties fo:color="#111111" loext:opacity="100%" style:font-name="DejaVu Sans" fo:font-size="12pt" fo:letter-spacing="-0.012cm" fo:font-style="normal" officeooo:rsid="0028da6d" officeooo:paragraph-rsid="0028da6d" style:font-size-asian="12pt" style:font-style-asian="normal" style:font-size-complex="12pt" style:font-style-complex="normal"/>
    </style:style>
    <style:style style:name="P34" style:family="paragraph" style:parent-style-name="Text_20_body">
      <style:paragraph-properties fo:margin-left="0cm" fo:margin-right="0cm" fo:margin-top="0.18cm" fo:margin-bottom="0cm" style:contextual-spacing="false" fo:line-height="100%" fo:text-indent="0cm" style:auto-text-indent="false"/>
      <style:text-properties fo:color="#111111" loext:opacity="100%" style:font-name="DejaVu Sans" officeooo:paragraph-rsid="0028da6d"/>
    </style:style>
    <style:style style:name="T1" style:family="text">
      <style:text-properties officeooo:rsid="0011bb1f"/>
    </style:style>
    <style:style style:name="T2" style:family="text">
      <style:text-properties officeooo:rsid="0011c653"/>
    </style:style>
    <style:style style:name="T3" style:family="text">
      <style:text-properties officeooo:rsid="00133c0e"/>
    </style:style>
    <style:style style:name="T4" style:family="text">
      <style:text-properties officeooo:rsid="0018b646"/>
    </style:style>
    <style:style style:name="T5" style:family="text">
      <style:text-properties officeooo:rsid="0019c3ef"/>
    </style:style>
    <style:style style:name="T6" style:family="text">
      <style:text-properties officeooo:rsid="001fe8c5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" fo:font-size="12pt" officeooo:rsid="00133c0e" style:font-size-asian="12pt" style:font-size-complex="12pt"/>
    </style:style>
    <style:style style:name="T10" style:family="text">
      <style:text-properties style:font-name="Liberation Serif" fo:font-size="12pt" officeooo:rsid="0011bb1f" style:font-size-asian="12pt" style:font-size-complex="12pt"/>
    </style:style>
    <style:style style:name="T11" style:family="text">
      <style:text-properties style:font-name="Liberation Serif" officeooo:rsid="0011225b"/>
    </style:style>
    <style:style style:name="T12" style:family="text">
      <style:text-properties style:font-name="Liberation Serif" officeooo:rsid="00133c0e"/>
    </style:style>
    <style:style style:name="T13" style:family="text">
      <style:text-properties style:font-name="Liberation Serif" officeooo:rsid="0013a57b"/>
    </style:style>
    <style:style style:name="T14" style:family="text">
      <style:text-properties style:font-name="Liberation Serif" officeooo:rsid="00157476"/>
    </style:style>
    <style:style style:name="T15" style:family="text">
      <style:text-properties style:font-name="Liberation Serif" officeooo:rsid="0016cfca"/>
    </style:style>
    <style:style style:name="T16" style:family="text">
      <style:text-properties style:font-name="Liberation Serif" officeooo:rsid="0018b646"/>
    </style:style>
    <style:style style:name="T17" style:family="text">
      <style:text-properties officeooo:rsid="0023c742"/>
    </style:style>
    <style:style style:name="T18" style:family="text">
      <style:text-properties officeooo:rsid="0024022b"/>
    </style:style>
    <style:style style:name="T19" style:family="text">
      <style:text-properties officeooo:rsid="0024b249"/>
    </style:style>
    <style:style style:name="T20" style:family="text">
      <style:text-properties fo:letter-spacing="-0.049cm"/>
    </style:style>
    <style:style style:name="T21" style:family="text">
      <style:text-properties fo:letter-spacing="-0.053cm"/>
    </style:style>
    <style:style style:name="T22" style:family="text">
      <style:text-properties fo:letter-spacing="-0.014cm"/>
    </style:style>
    <style:style style:name="T23" style:family="text">
      <style:text-properties fo:letter-spacing="-0.014cm" style:text-scale="95%"/>
    </style:style>
    <style:style style:name="T24" style:family="text">
      <style:text-properties officeooo:rsid="00278b6a"/>
    </style:style>
    <style:style style:name="T25" style:family="text">
      <style:text-properties officeooo:rsid="00278b6a"/>
    </style:style>
    <style:style style:name="T26" style:family="text">
      <style:text-properties fo:letter-spacing="-0.034cm"/>
    </style:style>
    <style:style style:name="T27" style:family="text">
      <style:text-properties fo:letter-spacing="-0.034cm" style:text-scale="95%"/>
    </style:style>
    <style:style style:name="T28" style:family="text">
      <style:text-properties fo:letter-spacing="0.002cm"/>
    </style:style>
    <style:style style:name="T29" style:family="text">
      <style:text-properties fo:letter-spacing="-0.051cm"/>
    </style:style>
    <style:style style:name="T30" style:family="text">
      <style:text-properties fo:letter-spacing="-0.012cm"/>
    </style:style>
    <style:style style:name="T31" style:family="text">
      <style:text-properties fo:letter-spacing="-0.012cm"/>
    </style:style>
    <style:style style:name="T32" style:family="text">
      <style:text-properties fo:letter-spacing="-0.012cm" style:text-scale="95%"/>
    </style:style>
    <style:style style:name="T33" style:family="text">
      <style:text-properties fo:letter-spacing="-0.012cm" style:text-scale="95%"/>
    </style:style>
    <style:style style:name="T34" style:family="text">
      <style:text-properties fo:letter-spacing="-0.012cm" style:text-scale="95%"/>
    </style:style>
    <style:style style:name="T35" style:family="text">
      <style:text-properties fo:letter-spacing="-0.012cm" officeooo:rsid="0028da6d"/>
    </style:style>
    <style:style style:name="T36" style:family="text">
      <style:text-properties fo:letter-spacing="-0.037cm"/>
    </style:style>
    <style:style style:name="T37" style:family="text">
      <style:text-properties fo:letter-spacing="-0.037cm"/>
    </style:style>
    <style:style style:name="T38" style:family="text">
      <style:text-properties fo:letter-spacing="-0.037cm" style:text-scale="90%"/>
    </style:style>
    <style:style style:name="T39" style:family="text">
      <style:text-properties fo:letter-spacing="-0.037cm" style:text-scale="90%"/>
    </style:style>
    <style:style style:name="T40" style:family="text">
      <style:text-properties fo:letter-spacing="-0.042cm"/>
    </style:style>
    <style:style style:name="T41" style:family="text">
      <style:text-properties fo:letter-spacing="-0.042cm"/>
    </style:style>
    <style:style style:name="T42" style:family="text">
      <style:text-properties fo:letter-spacing="-0.042cm" style:text-scale="95%"/>
    </style:style>
    <style:style style:name="T43" style:family="text">
      <style:text-properties fo:letter-spacing="-0.042cm" style:text-scale="95%"/>
    </style:style>
    <style:style style:name="T44" style:family="text">
      <style:text-properties fo:letter-spacing="-0.042cm" style:text-scale="95%"/>
    </style:style>
    <style:style style:name="T45" style:family="text">
      <style:text-properties fo:letter-spacing="-0.046cm"/>
    </style:style>
    <style:style style:name="T46" style:family="text">
      <style:text-properties fo:letter-spacing="-0.046cm"/>
    </style:style>
    <style:style style:name="T47" style:family="text">
      <style:text-properties fo:letter-spacing="-0.046cm"/>
    </style:style>
    <style:style style:name="T48" style:family="text">
      <style:text-properties fo:letter-spacing="-0.046cm"/>
    </style:style>
    <style:style style:name="T49" style:family="text">
      <style:text-properties fo:letter-spacing="-0.046cm" style:text-scale="95%"/>
    </style:style>
    <style:style style:name="T50" style:family="text">
      <style:text-properties fo:letter-spacing="-0.046cm" style:text-scale="95%"/>
    </style:style>
    <style:style style:name="T51" style:family="text">
      <style:text-properties fo:letter-spacing="-0.074cm"/>
    </style:style>
    <style:style style:name="T52" style:family="text">
      <style:text-properties fo:letter-spacing="-0.074cm" style:text-scale="90%"/>
    </style:style>
    <style:style style:name="T53" style:family="text">
      <style:text-properties fo:letter-spacing="-0.074cm" officeooo:rsid="0028da6d" style:text-scale="90%"/>
    </style:style>
    <style:style style:name="T54" style:family="text">
      <style:text-properties fo:letter-spacing="-0.041cm"/>
    </style:style>
    <style:style style:name="T55" style:family="text">
      <style:text-properties fo:letter-spacing="-0.041cm"/>
    </style:style>
    <style:style style:name="T56" style:family="text">
      <style:text-properties fo:letter-spacing="-0.041cm" style:text-scale="95%"/>
    </style:style>
    <style:style style:name="T57" style:family="text">
      <style:text-properties fo:letter-spacing="-0.041cm" style:text-scale="95%"/>
    </style:style>
    <style:style style:name="T58" style:family="text">
      <style:text-properties fo:letter-spacing="-0.041cm" officeooo:rsid="00278b6a"/>
    </style:style>
    <style:style style:name="T59" style:family="text">
      <style:text-properties fo:letter-spacing="-0.056cm"/>
    </style:style>
    <style:style style:name="T60" style:family="text">
      <style:text-properties fo:letter-spacing="-0.067cm"/>
    </style:style>
    <style:style style:name="T61" style:family="text">
      <style:text-properties fo:letter-spacing="-0.058cm"/>
    </style:style>
    <style:style style:name="T62" style:family="text">
      <style:text-properties fo:letter-spacing="-0.058cm"/>
    </style:style>
    <style:style style:name="T63" style:family="text">
      <style:text-properties fo:letter-spacing="-0.058cm" officeooo:rsid="00278b6a"/>
    </style:style>
    <style:style style:name="T64" style:family="text">
      <style:text-properties fo:letter-spacing="-0.044cm"/>
    </style:style>
    <style:style style:name="T65" style:family="text">
      <style:text-properties fo:letter-spacing="-0.044cm"/>
    </style:style>
    <style:style style:name="T66" style:family="text">
      <style:text-properties fo:letter-spacing="-0.044cm" officeooo:rsid="00278b6a"/>
    </style:style>
    <style:style style:name="T67" style:family="text">
      <style:text-properties fo:letter-spacing="-0.044cm" style:text-scale="95%"/>
    </style:style>
    <style:style style:name="T68" style:family="text">
      <style:text-properties fo:letter-spacing="-0.044cm" style:text-scale="95%"/>
    </style:style>
    <style:style style:name="T69" style:family="text">
      <style:text-properties fo:letter-spacing="-0.069cm"/>
    </style:style>
    <style:style style:name="T70" style:family="text">
      <style:text-properties fo:letter-spacing="-0.069cm" style:text-scale="90%"/>
    </style:style>
    <style:style style:name="T71" style:family="text">
      <style:text-properties fo:letter-spacing="-0.092cm"/>
    </style:style>
    <style:style style:name="T72" style:family="text">
      <style:text-properties fo:letter-spacing="-0.086cm"/>
    </style:style>
    <style:style style:name="T73" style:family="text">
      <style:text-properties fo:letter-spacing="-0.086cm"/>
    </style:style>
    <style:style style:name="T74" style:family="text">
      <style:text-properties fo:letter-spacing="-0.062cm"/>
    </style:style>
    <style:style style:name="T75" style:family="text">
      <style:text-properties style:text-scale="95%"/>
    </style:style>
    <style:style style:name="T76" style:family="text">
      <style:text-properties style:text-scale="95%"/>
    </style:style>
    <style:style style:name="T77" style:family="text">
      <style:text-properties style:text-scale="95%"/>
    </style:style>
    <style:style style:name="T78" style:family="text">
      <style:text-properties officeooo:rsid="002a5eeb" style:text-scale="95%"/>
    </style:style>
    <style:style style:name="T79" style:family="text">
      <style:text-properties fo:letter-spacing="-0.048cm" style:text-scale="95%"/>
    </style:style>
    <style:style style:name="T80" style:family="text">
      <style:text-properties fo:letter-spacing="-0.122cm" style:text-scale="95%"/>
    </style:style>
    <style:style style:name="T81" style:family="text">
      <style:text-properties fo:letter-spacing="-0.108cm" style:text-scale="95%"/>
    </style:style>
    <style:style style:name="T82" style:family="text">
      <style:text-properties fo:letter-spacing="-0.06cm" style:text-scale="95%"/>
    </style:style>
    <style:style style:name="T83" style:family="text">
      <style:text-properties fo:letter-spacing="-0.06cm" style:text-scale="95%"/>
    </style:style>
    <style:style style:name="T84" style:family="text">
      <style:text-properties fo:letter-spacing="-0.06cm" style:text-scale="95%"/>
    </style:style>
    <style:style style:name="T85" style:family="text">
      <style:text-properties fo:letter-spacing="-0.009cm" style:text-scale="95%"/>
    </style:style>
    <style:style style:name="T86" style:family="text">
      <style:text-properties fo:letter-spacing="-0.009cm"/>
    </style:style>
    <style:style style:name="T87" style:family="text">
      <style:text-properties fo:letter-spacing="-0.132cm" style:text-scale="95%"/>
    </style:style>
    <style:style style:name="T88" style:family="text">
      <style:text-properties fo:letter-spacing="-0.026cm" style:text-scale="95%"/>
    </style:style>
    <style:style style:name="T89" style:family="text">
      <style:text-properties fo:letter-spacing="-0.039cm" style:text-scale="95%"/>
    </style:style>
    <style:style style:name="T90" style:family="text">
      <style:text-properties fo:letter-spacing="-0.039cm" style:text-scale="95%"/>
    </style:style>
    <style:style style:name="T91" style:family="text">
      <style:text-properties fo:letter-spacing="-0.039cm" style:text-scale="90%"/>
    </style:style>
    <style:style style:name="T92" style:family="text">
      <style:text-properties fo:letter-spacing="0.023cm" style:text-scale="95%"/>
    </style:style>
    <style:style style:name="T93" style:family="text">
      <style:text-properties officeooo:rsid="0028da6d"/>
    </style:style>
    <style:style style:name="T94" style:family="text">
      <style:text-properties fo:letter-spacing="-0.011cm"/>
    </style:style>
    <style:style style:name="T95" style:family="text">
      <style:text-properties fo:letter-spacing="-0.011cm" style:text-scale="90%"/>
    </style:style>
    <style:style style:name="T96" style:family="text">
      <style:text-properties fo:letter-spacing="-0.011cm" officeooo:rsid="0028da6d" style:text-scale="95%"/>
    </style:style>
    <style:style style:name="T97" style:family="text">
      <style:text-properties fo:letter-spacing="-0.011cm" style:text-scale="95%"/>
    </style:style>
    <style:style style:name="T98" style:family="text">
      <style:text-properties fo:letter-spacing="-0.011cm" style:text-scale="95%"/>
    </style:style>
    <style:style style:name="T99" style:family="text">
      <style:text-properties fo:letter-spacing="-0.011cm" style:text-scale="95%"/>
    </style:style>
    <style:style style:name="T100" style:family="text">
      <style:text-properties fo:letter-spacing="-0.011cm" officeooo:rsid="002a5eeb" style:text-scale="95%"/>
    </style:style>
    <style:style style:name="T101" style:family="text">
      <style:text-properties fo:letter-spacing="0.011cm"/>
    </style:style>
    <style:style style:name="T102" style:family="text">
      <style:text-properties fo:letter-spacing="0.005cm"/>
    </style:style>
    <style:style style:name="T103" style:family="text">
      <style:text-properties fo:letter-spacing="-0.025cm"/>
    </style:style>
    <style:style style:name="T104" style:family="text">
      <style:text-properties fo:letter-spacing="-0.03cm"/>
    </style:style>
    <style:style style:name="T105" style:family="text">
      <style:text-properties fo:letter-spacing="-0.032cm" style:text-scale="90%"/>
    </style:style>
    <style:style style:name="T106" style:family="text">
      <style:text-properties fo:letter-spacing="-0.093cm" style:text-scale="90%"/>
    </style:style>
    <style:style style:name="T107" style:family="text">
      <style:text-properties fo:letter-spacing="0.026cm" style:text-scale="90%"/>
    </style:style>
    <style:style style:name="T108" style:family="text">
      <style:text-properties fo:letter-spacing="-0.064cm" style:text-scale="90%"/>
    </style:style>
    <style:style style:name="T109" style:family="text">
      <style:text-properties fo:letter-spacing="-0.021cm" style:text-scale="95%"/>
    </style:style>
    <style:style style:name="T110" style:family="text">
      <style:text-properties fo:letter-spacing="-0.076cm" style:text-scale="95%"/>
    </style:style>
    <style:style style:name="T111" style:family="text">
      <style:text-properties fo:letter-spacing="0.019cm" style:text-scale="95%"/>
    </style:style>
    <style:style style:name="T112" style:family="text">
      <style:text-properties fo:letter-spacing="0.019cm" officeooo:rsid="0028da6d" style:text-scale="95%"/>
    </style:style>
    <style:style style:name="T113" style:family="text">
      <style:text-properties fo:letter-spacing="0.019cm" style:text-scale="90%"/>
    </style:style>
    <style:style style:name="T114" style:family="text">
      <style:text-properties fo:letter-spacing="0.019cm" officeooo:rsid="0028da6d" style:text-scale="90%"/>
    </style:style>
    <style:style style:name="T115" style:family="text">
      <style:text-properties fo:letter-spacing="-0.109cm" style:text-scale="95%"/>
    </style:style>
    <style:style style:name="T116" style:family="text">
      <style:text-properties fo:letter-spacing="-0.099cm" style:text-scale="95%"/>
    </style:style>
    <style:style style:name="T117" style:family="text">
      <style:text-properties fo:letter-spacing="-0.099cm" style:text-scale="95%"/>
    </style:style>
    <style:style style:name="T118" style:family="text">
      <style:text-properties fo:letter-spacing="0.007cm"/>
    </style:style>
    <style:style style:name="T119" style:family="text">
      <style:text-properties fo:letter-spacing="0.007cm" style:text-scale="95%"/>
    </style:style>
    <style:style style:name="T120" style:family="text">
      <style:text-properties fo:letter-spacing="-0.007cm"/>
    </style:style>
    <style:style style:name="T121" style:family="text">
      <style:text-properties fo:letter-spacing="-0.007cm" style:text-scale="95%"/>
    </style:style>
    <style:style style:name="T122" style:family="text">
      <style:text-properties style:text-scale="90%"/>
    </style:style>
    <style:style style:name="T123" style:family="text">
      <style:text-properties officeooo:rsid="0028da6d" style:text-scale="90%"/>
    </style:style>
    <style:style style:name="T124" style:family="text">
      <style:text-properties fo:letter-spacing="-0.071cm" style:text-scale="90%"/>
    </style:style>
    <style:style style:name="T125" style:family="text">
      <style:text-properties fo:letter-spacing="-0.106cm" style:text-scale="95%"/>
    </style:style>
    <style:style style:name="T126" style:family="text">
      <style:text-properties fo:letter-spacing="-0.088cm" style:text-scale="95%"/>
    </style:style>
    <style:style style:name="T127" style:family="text">
      <style:text-properties fo:letter-spacing="-0.005cm"/>
    </style:style>
    <style:style style:name="T128" style:family="text">
      <style:text-properties fo:letter-spacing="-0.019cm"/>
    </style:style>
    <style:style style:name="T129" style:family="text">
      <style:text-properties fo:letter-spacing="-0.002cm"/>
    </style:style>
    <style:style style:name="T130" style:family="text">
      <style:text-properties fo:letter-spacing="-0.028cm"/>
    </style:style>
    <style:style style:name="T131" style:family="text">
      <style:text-properties fo:letter-spacing="-0.136cm" style:text-scale="95%"/>
    </style:style>
    <style:style style:name="T132" style:family="text">
      <style:text-properties fo:letter-spacing="-0.023cm" style:text-scale="95%"/>
    </style:style>
    <style:style style:name="T133" style:family="text">
      <style:text-properties fo:letter-spacing="-0.169cm"/>
    </style:style>
    <style:style style:name="T134" style:family="text">
      <style:text-properties fo:letter-spacing="-0.15cm"/>
    </style:style>
    <style:style style:name="T135" style:family="text">
      <style:text-properties fo:color="#111111" loext:opacity="100%"/>
    </style:style>
    <style:style style:name="T136" style:family="text">
      <style:text-properties fo:color="#111111" loext:opacity="100%" style:font-name="Liberation Serif" fo:font-size="12pt" fo:font-style="italic" style:font-name-asian="Courier New1" style:font-size-asian="12pt" style:font-style-asian="italic" style:font-size-complex="12pt"/>
    </style:style>
    <style:style style:name="T137" style:family="text">
      <style:text-properties fo:color="#111111" loext:opacity="100%" style:font-name="Liberation Serif" fo:font-size="12pt" fo:font-style="italic" officeooo:rsid="0028da6d" style:font-name-asian="Courier New1" style:font-size-asian="12pt" style:font-style-asian="italic" style:font-size-complex="12pt"/>
    </style:style>
    <style:style style:name="T138" style:family="text">
      <style:text-properties fo:color="#111111" loext:opacity="100%" style:font-name="Liberation Serif" fo:font-size="12pt" fo:letter-spacing="-0.056cm" fo:font-style="italic" style:font-name-asian="Courier New1" style:font-size-asian="12pt" style:font-style-asian="italic" style:font-size-complex="12pt"/>
    </style:style>
    <style:style style:name="T139" style:family="text">
      <style:text-properties fo:color="#111111" loext:opacity="100%" style:font-name="Liberation Serif" fo:font-size="12pt" fo:letter-spacing="-0.056cm" style:font-name-asian="Courier New1" style:font-size-asian="12pt" style:font-size-complex="12pt"/>
    </style:style>
    <style:style style:name="T140" style:family="text">
      <style:text-properties fo:color="#111111" loext:opacity="100%" style:font-name="Liberation Serif" fo:font-size="12pt" fo:letter-spacing="-0.056cm" fo:font-style="normal" style:font-name-asian="Courier New1" style:font-size-asian="12pt" style:font-style-asian="normal" style:font-size-complex="12pt" style:font-style-complex="normal"/>
    </style:style>
    <style:style style:name="T141" style:family="text">
      <style:text-properties fo:color="#111111" loext:opacity="100%" style:font-name="Liberation Serif" fo:font-size="12pt" fo:letter-spacing="-0.053cm" fo:font-style="italic" style:font-name-asian="Courier New1" style:font-size-asian="12pt" style:font-style-asian="italic" style:font-size-complex="12pt"/>
    </style:style>
    <style:style style:name="T142" style:family="text">
      <style:text-properties fo:color="#111111" loext:opacity="100%" style:font-name="Liberation Serif" fo:font-size="12pt" fo:letter-spacing="-0.053cm" style:font-name-asian="Courier New1" style:font-size-asian="12pt" style:font-size-complex="12pt"/>
    </style:style>
    <style:style style:name="T143" style:family="text">
      <style:text-properties fo:color="#111111" loext:opacity="100%" style:font-name="Liberation Serif" fo:font-size="12pt" fo:letter-spacing="-0.053cm" fo:font-style="normal" style:font-name-asian="Courier New1" style:font-size-asian="12pt" style:font-style-asian="normal" style:font-size-complex="12pt" style:font-style-complex="normal"/>
    </style:style>
    <style:style style:name="T144" style:family="text">
      <style:text-properties fo:color="#111111" loext:opacity="100%" style:font-name="Liberation Serif" fo:font-size="12pt" fo:letter-spacing="-0.055cm" fo:font-style="italic" style:font-name-asian="Courier New1" style:font-size-asian="12pt" style:font-style-asian="italic" style:font-size-complex="12pt"/>
    </style:style>
    <style:style style:name="T145" style:family="text">
      <style:text-properties fo:color="#111111" loext:opacity="100%" style:font-name="Liberation Serif" fo:font-size="12pt" fo:letter-spacing="-0.055cm" style:font-name-asian="Courier New1" style:font-size-asian="12pt" style:font-size-complex="12pt"/>
    </style:style>
    <style:style style:name="T146" style:family="text">
      <style:text-properties fo:color="#111111" loext:opacity="100%" style:font-name="Liberation Serif" fo:font-size="12pt" fo:letter-spacing="-0.055cm" fo:font-style="normal" style:font-name-asian="Courier New1" style:font-size-asian="12pt" style:font-style-asian="normal" style:font-size-complex="12pt" style:font-style-complex="normal"/>
    </style:style>
    <style:style style:name="T147" style:family="text">
      <style:text-properties fo:color="#111111" loext:opacity="100%" style:font-name="Liberation Serif" fo:font-size="12pt" fo:letter-spacing="-0.058cm" fo:font-style="italic" style:font-name-asian="Courier New1" style:font-size-asian="12pt" style:font-style-asian="italic" style:font-size-complex="12pt"/>
    </style:style>
    <style:style style:name="T148" style:family="text">
      <style:text-properties fo:color="#111111" loext:opacity="100%" style:font-name="Liberation Serif" fo:font-size="12pt" fo:letter-spacing="-0.058cm" style:font-name-asian="Courier New1" style:font-size-asian="12pt" style:font-size-complex="12pt"/>
    </style:style>
    <style:style style:name="T149" style:family="text">
      <style:text-properties fo:color="#111111" loext:opacity="100%" style:font-name="Liberation Serif" fo:font-size="12pt" fo:letter-spacing="-0.058cm" fo:font-style="normal" style:font-name-asian="Courier New1" style:font-size-asian="12pt" style:font-style-asian="normal" style:font-size-complex="12pt" style:font-style-complex="normal"/>
    </style:style>
    <style:style style:name="T150" style:family="text">
      <style:text-properties fo:color="#111111" loext:opacity="100%" style:font-name="Liberation Serif" fo:font-size="12pt" officeooo:rsid="0028da6d" style:font-name-asian="Courier New1" style:font-size-asian="12pt" style:font-size-complex="12pt"/>
    </style:style>
    <style:style style:name="T151" style:family="text">
      <style:text-properties fo:color="#111111" loext:opacity="100%" style:font-name="Liberation Serif" fo:font-size="12pt" style:font-name-asian="Courier New1" style:font-size-asian="12pt" style:font-size-complex="12pt"/>
    </style:style>
    <style:style style:name="T152" style:family="text">
      <style:text-properties fo:color="#111111" loext:opacity="100%" style:font-name="Liberation Serif" fo:font-size="12pt" fo:font-style="normal" style:font-name-asian="Courier New1" style:font-size-asian="12pt" style:font-style-asian="normal" style:font-size-complex="12pt" style:font-style-complex="normal"/>
    </style:style>
    <style:style style:name="T153" style:family="text">
      <style:text-properties fo:color="#111111" loext:opacity="100%" style:font-name="Liberation Serif" fo:font-size="12pt" fo:font-style="normal" officeooo:rsid="0028da6d" style:font-name-asian="Courier New1" style:font-size-asian="12pt" style:font-style-asian="normal" style:font-size-complex="12pt" style:font-style-complex="normal"/>
    </style:style>
    <style:style style:name="T154" style:family="text">
      <style:text-properties fo:color="#111111" loext:opacity="100%" fo:font-size="12pt" fo:font-style="normal" officeooo:rsid="0028da6d" style:font-name-asian="Courier New1" style:font-size-asian="12pt" style:font-style-asian="normal" style:font-size-complex="12pt" style:font-style-complex="normal"/>
    </style:style>
    <style:style style:name="T155" style:family="text">
      <style:text-properties fo:color="#111111" loext:opacity="100%" fo:font-size="12pt" fo:font-style="normal" style:font-name-asian="Courier New1" style:font-size-asian="12pt" style:font-style-asian="normal" style:font-size-complex="12pt" style:font-style-complex="normal"/>
    </style:style>
    <style:style style:name="T156" style:family="text">
      <style:text-properties fo:color="#111111" loext:opacity="100%" fo:font-size="12pt" fo:letter-spacing="-0.056cm" fo:font-style="normal" style:font-name-asian="Courier New1" style:font-size-asian="12pt" style:font-style-asian="normal" style:font-size-complex="12pt" style:font-style-complex="normal"/>
    </style:style>
    <style:style style:name="T157" style:family="text">
      <style:text-properties fo:color="#111111" loext:opacity="100%" fo:font-size="12pt" fo:letter-spacing="-0.053cm" fo:font-style="normal" style:font-name-asian="Courier New1" style:font-size-asian="12pt" style:font-style-asian="normal" style:font-size-complex="12pt" style:font-style-complex="normal"/>
    </style:style>
    <style:style style:name="T158" style:family="text">
      <style:text-properties fo:color="#111111" loext:opacity="100%" fo:font-size="12pt" fo:letter-spacing="-0.055cm" fo:font-style="normal" style:font-name-asian="Courier New1" style:font-size-asian="12pt" style:font-style-asian="normal" style:font-size-complex="12pt" style:font-style-complex="normal"/>
    </style:style>
    <style:style style:name="T159" style:family="text">
      <style:text-properties fo:color="#111111" loext:opacity="100%" fo:font-size="12pt" fo:letter-spacing="-0.058cm" fo:font-style="normal" style:font-name-asian="Courier New1" style:font-size-asian="12pt" style:font-style-asian="normal" style:font-size-complex="12pt" style:font-style-complex="normal"/>
    </style:style>
    <style:style style:name="T160" style:family="text">
      <style:text-properties fo:color="#111111" loext:opacity="100%" fo:font-size="12pt" style:font-size-asian="12pt" style:font-size-complex="12pt"/>
    </style:style>
    <style:style style:name="T161" style:family="text">
      <style:text-properties fo:color="#111111" loext:opacity="100%" fo:font-size="12pt" officeooo:rsid="00133c0e" style:font-size-asian="12pt" style:font-size-complex="12pt"/>
    </style:style>
    <style:style style:name="T162" style:family="text">
      <style:text-properties fo:color="#111111" loext:opacity="100%" fo:font-size="12pt" officeooo:rsid="0011bb1f" style:font-size-asian="12pt" style:font-size-complex="12pt"/>
    </style:style>
    <style:style style:name="T163" style:family="text">
      <style:text-properties fo:color="#111111" loext:opacity="100%" style:font-name="Liberation Serif"/>
    </style:style>
    <style:style style:name="T164" style:family="text">
      <style:text-properties fo:color="#111111" loext:opacity="100%" style:font-name="Liberation Serif" fo:font-size="12pt" style:font-size-asian="12pt" style:font-size-complex="12pt"/>
    </style:style>
    <style:style style:name="T165" style:family="text">
      <style:text-properties fo:color="#111111" loext:opacity="100%" style:font-name="Liberation Serif" fo:font-size="12pt" officeooo:rsid="00133c0e" style:font-size-asian="12pt" style:font-size-complex="12pt"/>
    </style:style>
    <style:style style:name="T166" style:family="text">
      <style:text-properties fo:color="#111111" loext:opacity="100%" style:font-name="Liberation Serif" fo:font-size="12pt" officeooo:rsid="0011bb1f" style:font-size-asian="12pt" style:font-size-complex="12pt"/>
    </style:style>
    <style:style style:name="T167" style:family="text">
      <style:text-properties fo:color="#111111" loext:opacity="100%" style:font-name="Liberation Serif" officeooo:rsid="0011225b"/>
    </style:style>
    <style:style style:name="T168" style:family="text">
      <style:text-properties fo:color="#111111" loext:opacity="100%" style:font-name="Liberation Serif" officeooo:rsid="00133c0e"/>
    </style:style>
    <style:style style:name="T169" style:family="text">
      <style:text-properties fo:color="#111111" loext:opacity="100%" style:font-name="Liberation Serif" officeooo:rsid="0013a57b"/>
    </style:style>
    <style:style style:name="T170" style:family="text">
      <style:text-properties fo:color="#111111" loext:opacity="100%" style:font-name="Liberation Serif" officeooo:rsid="00157476"/>
    </style:style>
    <style:style style:name="T171" style:family="text">
      <style:text-properties fo:color="#111111" loext:opacity="100%" style:font-name="Liberation Serif" officeooo:rsid="0016cfca"/>
    </style:style>
    <style:style style:name="T172" style:family="text">
      <style:text-properties fo:color="#111111" loext:opacity="100%" style:font-name="Liberation Serif" officeooo:rsid="0018b646"/>
    </style:style>
    <style:style style:name="T173" style:family="text">
      <style:text-properties fo:color="#111111" loext:opacity="100%" officeooo:rsid="0011225b"/>
    </style:style>
    <style:style style:name="T174" style:family="text">
      <style:text-properties fo:color="#111111" loext:opacity="100%" officeooo:rsid="00133c0e"/>
    </style:style>
    <style:style style:name="T175" style:family="text">
      <style:text-properties fo:color="#111111" loext:opacity="100%" officeooo:rsid="0013a57b"/>
    </style:style>
    <style:style style:name="T176" style:family="text">
      <style:text-properties fo:color="#111111" loext:opacity="100%" officeooo:rsid="00157476"/>
    </style:style>
    <style:style style:name="T177" style:family="text">
      <style:text-properties fo:color="#111111" loext:opacity="100%" officeooo:rsid="0016cfca"/>
    </style:style>
    <style:style style:name="T178" style:family="text">
      <style:text-properties fo:color="#111111" loext:opacity="100%" officeooo:rsid="0018b646"/>
    </style:style>
    <style:style style:name="T179" style:family="text">
      <style:text-properties fo:color="#111111" loext:opacity="100%" style:font-name="DejaVu Sans"/>
    </style:style>
    <style:style style:name="T180" style:family="text">
      <style:text-properties fo:color="#111111" loext:opacity="100%" style:font-name="DejaVu Sans" fo:font-size="12pt" style:font-size-asian="12pt" style:font-size-complex="12pt"/>
    </style:style>
    <style:style style:name="T181" style:family="text">
      <style:text-properties fo:color="#111111" loext:opacity="100%" style:font-name="DejaVu Sans" fo:font-size="12pt" officeooo:rsid="00133c0e" style:font-size-asian="12pt" style:font-size-complex="12pt"/>
    </style:style>
    <style:style style:name="T182" style:family="text">
      <style:text-properties fo:color="#111111" loext:opacity="100%" style:font-name="DejaVu Sans" fo:font-size="12pt" officeooo:rsid="0011bb1f" style:font-size-asian="12pt" style:font-size-complex="12pt"/>
    </style:style>
    <style:style style:name="T183" style:family="text">
      <style:text-properties fo:color="#111111" loext:opacity="100%" style:font-name="DejaVu Sans" officeooo:rsid="0011225b"/>
    </style:style>
    <style:style style:name="T184" style:family="text">
      <style:text-properties fo:color="#111111" loext:opacity="100%" style:font-name="DejaVu Sans" officeooo:rsid="00133c0e"/>
    </style:style>
    <style:style style:name="T185" style:family="text">
      <style:text-properties fo:color="#111111" loext:opacity="100%" style:font-name="DejaVu Sans" officeooo:rsid="0013a57b"/>
    </style:style>
    <style:style style:name="T186" style:family="text">
      <style:text-properties fo:color="#111111" loext:opacity="100%" style:font-name="DejaVu Sans" officeooo:rsid="00157476"/>
    </style:style>
    <style:style style:name="T187" style:family="text">
      <style:text-properties fo:color="#111111" loext:opacity="100%" style:font-name="DejaVu Sans" officeooo:rsid="0016cfca"/>
    </style:style>
    <style:style style:name="T188" style:family="text">
      <style:text-properties fo:color="#111111" loext:opacity="100%" style:font-name="DejaVu Sans" officeooo:rsid="0018b646"/>
    </style:style>
    <style:style style:name="T189" style:family="text">
      <style:text-properties fo:font-size="12pt" style:font-size-asian="12pt" style:font-size-complex="12pt"/>
    </style:style>
    <style:style style:name="T190" style:family="text">
      <style:text-properties fo:font-size="12pt" officeooo:rsid="00133c0e" style:font-size-asian="12pt" style:font-size-complex="12pt"/>
    </style:style>
    <style:style style:name="T191" style:family="text">
      <style:text-properties fo:font-size="12pt" officeooo:rsid="0011bb1f" style:font-size-asian="12pt" style:font-size-complex="12pt"/>
    </style:style>
    <style:style style:name="T192" style:family="text">
      <style:text-properties fo:font-size="12pt" fo:font-style="normal" officeooo:rsid="0028da6d" style:font-name-asian="Courier New1" style:font-size-asian="12pt" style:font-style-asian="normal" style:font-size-complex="12pt" style:font-style-complex="normal"/>
    </style:style>
    <style:style style:name="T193" style:family="text">
      <style:text-properties fo:font-size="12pt" fo:font-style="normal" style:font-name-asian="Courier New1" style:font-size-asian="12pt" style:font-style-asian="normal" style:font-size-complex="12pt" style:font-style-complex="normal"/>
    </style:style>
    <style:style style:name="T194" style:family="text">
      <style:text-properties fo:font-size="12pt" fo:letter-spacing="-0.056cm" fo:font-style="normal" style:font-name-asian="Courier New1" style:font-size-asian="12pt" style:font-style-asian="normal" style:font-size-complex="12pt" style:font-style-complex="normal"/>
    </style:style>
    <style:style style:name="T195" style:family="text">
      <style:text-properties fo:font-size="12pt" fo:letter-spacing="-0.053cm" fo:font-style="normal" style:font-name-asian="Courier New1" style:font-size-asian="12pt" style:font-style-asian="normal" style:font-size-complex="12pt" style:font-style-complex="normal"/>
    </style:style>
    <style:style style:name="T196" style:family="text">
      <style:text-properties fo:font-size="12pt" fo:letter-spacing="-0.055cm" fo:font-style="normal" style:font-name-asian="Courier New1" style:font-size-asian="12pt" style:font-style-asian="normal" style:font-size-complex="12pt" style:font-style-complex="normal"/>
    </style:style>
    <style:style style:name="T197" style:family="text">
      <style:text-properties fo:font-size="12pt" fo:letter-spacing="-0.058cm" fo:font-style="normal" style:font-name-asian="Courier New1" style:font-size-asian="12pt" style:font-style-asian="normal" style:font-size-complex="12pt" style:font-style-complex="normal"/>
    </style:style>
    <style:style style:name="T198" style:family="text">
      <style:text-properties officeooo:rsid="0011225b"/>
    </style:style>
    <style:style style:name="T199" style:family="text">
      <style:text-properties officeooo:rsid="0013a57b"/>
    </style:style>
    <style:style style:name="T200" style:family="text">
      <style:text-properties officeooo:rsid="00157476"/>
    </style:style>
    <style:style style:name="T201" style:family="text">
      <style:text-properties officeooo:rsid="0016cfca"/>
    </style:style>
    <style:style style:name="T202" style:family="text">
      <style:text-properties style:font-name="Liberation Serif"/>
    </style:style>
    <style:style style:name="T203" style:family="text">
      <style:text-properties style:font-name="Liberation Serif" fo:font-size="12pt" style:font-size-asian="12pt" style:font-size-complex="12pt"/>
    </style:style>
    <style:style style:name="T204" style:family="text">
      <style:text-properties style:font-name="Liberation Serif" fo:font-size="12pt" officeooo:rsid="00133c0e" style:font-size-asian="12pt" style:font-size-complex="12pt"/>
    </style:style>
    <style:style style:name="T205" style:family="text">
      <style:text-properties style:font-name="Liberation Serif" fo:font-size="12pt" officeooo:rsid="0011bb1f" style:font-size-asian="12pt" style:font-size-complex="12pt"/>
    </style:style>
    <style:style style:name="T206" style:family="text">
      <style:text-properties style:font-name="Liberation Serif" officeooo:rsid="0011225b"/>
    </style:style>
    <style:style style:name="T207" style:family="text">
      <style:text-properties style:font-name="Liberation Serif" officeooo:rsid="00133c0e"/>
    </style:style>
    <style:style style:name="T208" style:family="text">
      <style:text-properties style:font-name="Liberation Serif" officeooo:rsid="0013a57b"/>
    </style:style>
    <style:style style:name="T209" style:family="text">
      <style:text-properties style:font-name="Liberation Serif" officeooo:rsid="00157476"/>
    </style:style>
    <style:style style:name="T210" style:family="text">
      <style:text-properties style:font-name="Liberation Serif" officeooo:rsid="0016cfca"/>
    </style:style>
    <style:style style:name="T211" style:family="text">
      <style:text-properties style:font-name="Liberation Serif" officeooo:rsid="0018b6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dde-connection-decls/>
      <text:p text:style-name="P12">#List local Images </text:p>
      <text:p text:style-name="P13">docker images</text:p>
      <text:p text:style-name="P13"/>
      <text:p text:style-name="P13">#Log in to a remote registry </text:p>
      <text:p text:style-name="P23">docker login RegistryURL -u user -p password</text:p>
      <text:p text:style-name="P23"/>
      <text:p text:style-name="P24">#Start<text:span text:style-name="T26"> </text:span>conta<text:span text:style-name="T28">i</text:span>ner<text:span text:style-name="T20"> i</text:span>n<text:span text:style-name="T29"> </text:span>backgr<text:span text:style-name="T30">o</text:span>und</text:p>
      <text:h text:style-name="P6" text:outline-level="3">d<text:span text:style-name="T36">o</text:span>c<text:span text:style-name="T40">k</text:span><text:span text:style-name="T45">e</text:span>r<text:span text:style-name="T51"> </text:span><text:span text:style-name="T54">r</text:span><text:span text:style-name="T59">u</text:span>n<text:span text:style-name="T60"> </text:span><text:span text:style-name="T61">-</text:span>d<text:span text:style-name="T45"> </text:span><text:span text:style-name="T61">n</text:span>gin<text:span text:style-name="T64">x</text:span></text:h>
      <text:p text:style-name="P23"/>
      <text:p text:style-name="P29"><text:span text:style-name="T24">#A</text:span>ssign<text:span text:style-name="T54"> </text:span><text:span text:style-name="T58">it</text:span><text:span text:style-name="T45"> </text:span>a<text:span text:style-name="T69"> </text:span>hostname</text:p>
      <text:h text:style-name="P7" text:outline-level="3">d<text:span text:style-name="T36">o</text:span>c<text:span text:style-name="T40">k</text:span><text:span text:style-name="T45">e</text:span>r<text:span text:style-name="T71"> </text:span><text:span text:style-name="T54">r</text:span><text:span text:style-name="T59">u</text:span>n<text:span text:style-name="T72"> </text:span><text:span text:style-name="T82">-</text:span><text:span text:style-name="T42">-</text:span><text:span text:style-name="T74">h</text:span><text:span text:style-name="T45">o</text:span>st<text:span text:style-name="T40">n</text:span>am<text:span text:style-name="T24">e anibrain</text:span><text:span text:style-name="T63"> n</text:span>gi<text:span text:style-name="T64">n</text:span><text:span text:style-name="T66">x</text:span></text:h>
      <text:h text:style-name="P8" text:outline-level="3"/>
      <text:p text:style-name="P29"><text:span text:style-name="T24">#A</text:span>ssi<text:span text:style-name="T24">gn it a dns entry</text:span></text:p>
      <text:h text:style-name="P3" text:outline-level="2"><text:span text:style-name="T75">d</text:span><text:span text:style-name="T56">o</text:span><text:span text:style-name="T75">ck</text:span><text:span text:style-name="T79">e</text:span><text:span text:style-name="T75">r</text:span><text:span text:style-name="T80"> </text:span><text:span text:style-name="T49">r</text:span><text:span text:style-name="T75">un</text:span><text:span text:style-name="T81"> </text:span><text:span text:style-name="T82">-</text:span><text:span text:style-name="T42">-</text:span><text:span text:style-name="T75">add</text:span><text:span text:style-name="T27">-</text:span><text:span text:style-name="T75">h</text:span><text:span text:style-name="T85">o</text:span><text:span text:style-name="T75">st</text:span><text:span text:style-name="T87"> </text:span><text:span text:style-name="T75">H</text:span><text:span text:style-name="T88">O</text:span><text:span text:style-name="T89">S</text:span><text:span text:style-name="T75">TNAME</text:span><text:span text:style-name="T92">:</text:span><text:span text:style-name="T75">IP</text:span><text:span text:style-name="T80"> </text:span><text:span text:style-name="T75">IMAGE</text:span></text:h>
      <text:h text:style-name="P3" text:outline-level="2"><text:span text:style-name="T75"/></text:h>
      <text:p text:style-name="P30"><text:span text:style-name="T35">#</text:span><text:span text:style-name="T30">Cop</text:span><text:span text:style-name="T94">y</text:span><text:span text:style-name="T86"> </text:span>a file<text:span text:style-name="T101"> </text:span>from<text:span text:style-name="T102"> </text:span>a<text:span text:style-name="T103"> </text:span>container<text:span text:style-name="T104"> </text:span>to<text:span text:style-name="T54"> </text:span>the<text:span text:style-name="T22"> hos</text:span><text:span text:style-name="T94">t</text:span></text:p>
      <text:h text:style-name="P4" text:outline-level="2"><text:span text:style-name="T95">dock</text:span><text:span text:style-name="T105">e</text:span><text:span text:style-name="T95">r</text:span><text:span text:style-name="T106"> </text:span><text:span text:style-name="T95">cp</text:span><text:span text:style-name="T70"> </text:span><text:span text:style-name="T38">C</text:span><text:span text:style-name="T95">ONTAINER</text:span><text:span text:style-name="T107">:</text:span><text:span text:style-name="T95">SOUR</text:span><text:span text:style-name="T105">C</text:span><text:span text:style-name="T95">E</text:span><text:span text:style-name="T108"> </text:span><text:span text:style-name="T95">TARGET</text:span></text:h>
      <text:h text:style-name="P9" text:outline-level="3"><text:span text:style-name="T96">Eg: </text:span><text:span text:style-name="T97">doc</text:span><text:span text:style-name="T109">k</text:span><text:span text:style-name="T67">e</text:span><text:span text:style-name="T97">r</text:span><text:span text:style-name="T110"> </text:span><text:span text:style-name="T97">cp</text:span><text:span text:style-name="T49"> </text:span><text:span text:style-name="T100">nginx</text:span><text:span text:style-name="T115">:</text:span><text:span text:style-name="T97">/i</text:span><text:span text:style-name="T67">n</text:span><text:span text:style-name="T97">d</text:span><text:span text:style-name="T82">e</text:span><text:span text:style-name="T32">z</text:span><text:span text:style-name="T116">.</text:span><text:span text:style-name="T97">html</text:span><text:span text:style-name="T119"> </text:span><text:span text:style-name="T97">i</text:span><text:span text:style-name="T42">n</text:span><text:span text:style-name="T97">d</text:span><text:span text:style-name="T82">e</text:span><text:span text:style-name="T32">z</text:span><text:span text:style-name="T116">.</text:span><text:span text:style-name="T121">h</text:span><text:span text:style-name="T97">tml</text:span></text:h>
      <text:h text:style-name="P9" text:outline-level="3"><text:span text:style-name="T97"/></text:h>
      <text:p text:style-name="P33">#Copy a file from the host to a container</text:p>
      <text:p text:style-name="P33"><text:span text:style-name="T122">docker cp TARGET CONTAINER:SOURCE</text:span></text:p>
      <text:h text:style-name="P10" text:outline-level="3"><text:span text:style-name="T75">Eg: docker cp indez.html </text:span><text:span text:style-name="T78">nginx</text:span><text:span text:style-name="T75">:/indez.html</text:span></text:h>
      <text:p text:style-name="P13"/>
      <text:p text:style-name="P13">#Pull an image from a remote registry</text:p>
      <text:p text:style-name="P13">docker pull registry.redhat.io/rhel8/httpd-24</text:p>
      <text:p text:style-name="P13"/>
      <text:p text:style-name="P13">#Run a container with Podman <text:s/></text:p>
      <text:p text:style-name="P13">docker run -d -it -p 80:80 -v /nfs:/var/www/html registry.redhat.io/rhel8/httpd-24</text:p>
      <text:p text:style-name="P13"/>
      <text:p text:style-name="P13">#List the running containers </text:p>
      <text:p text:style-name="P13">docker ps</text:p>
      <text:p text:style-name="P13"/>
      <text:p text:style-name="P13">#Execute a command in a running container </text:p>
      <text:p text:style-name="P13">docker exec -it containerid /bin/bash</text:p>
      <text:p text:style-name="P13"/>
      <text:p text:style-name="P13">#Execute a command by root in a running container </text:p>
      <text:p text:style-name="P13">docker exec -u 0 -it a34b5708919d /bin/bash</text:p>
      <text:p text:style-name="P13"/>
      <text:p text:style-name="P13">#Display the logs of a container </text:p>
      <text:p text:style-name="P13">docker logs containerid</text:p>
      <text:p text:style-name="P13"/>
      <text:p text:style-name="P13">#Save an image </text:p>
      <text:p text:style-name="P14">docker save -o <text:span text:style-name="T93">imagename &gt; /path/test.tar </text:span></text:p>
      <text:p text:style-name="P13"/>
      <text:p text:style-name="P13"/>
      <text:p text:style-name="P13"><text:soft-page-break/>#Load an image </text:p>
      <text:p text:style-name="P13">docker load -i /path</text:p>
      <text:p text:style-name="P13"/>
      <text:p text:style-name="P13">#Start an existing container </text:p>
      <text:p text:style-name="P13">docker start containerid</text:p>
      <text:p text:style-name="P13"/>
      <text:p text:style-name="P13">#Stop an existing container </text:p>
      <text:p text:style-name="P13">docker stop containerid</text:p>
      <text:p text:style-name="P13"/>
      <text:p text:style-name="P13">#Restart an existing container </text:p>
      <text:p text:style-name="P13">docker restart containerid</text:p>
      <text:p text:style-name="P13"/>
      <text:p text:style-name="P13">#Remove a container </text:p>
      <text:p text:style-name="P13">docker rm containerid</text:p>
      <text:p text:style-name="P13"/>
      <text:p text:style-name="P13">#Remove a container image </text:p>
      <text:p text:style-name="P13">docker rmi containerimages</text:p>
      <text:p text:style-name="P13"/>
      <text:p text:style-name="P13">#<text:span text:style-name="T93">Docker</text:span> version </text:p>
      <text:p text:style-name="P13">docker version</text:p>
      <text:p text:style-name="P13"/>
      <text:p text:style-name="P13">#Log out </text:p>
      <text:p text:style-name="P13">docker logout</text:p>
      <text:p text:style-name="P13"/>
      <text:p text:style-name="P13"/>
      <text:p text:style-name="P13">#Create a new image based on the current state of a running container </text:p>
      <text:p text:style-name="P13">docker run -rm -it [–name name] image:tag command <text:s/></text:p>
      <text:p text:style-name="P13"/>
      <text:p text:style-name="P13">#Create a new image based on the current state of a running container </text:p>
      <text:p text:style-name="P13">docker commit container newImage:tag </text:p>
      <text:p text:style-name="P13"/>
      <text:p text:style-name="P13">#Create (but don’t start) a container from an image </text:p>
      <text:p text:style-name="P13">docker create [-name name] image:tag</text:p>
      <text:p text:style-name="P13"/>
      <text:p text:style-name="P13">#Restart an existing container </text:p>
      <text:p text:style-name="P13">docker restart container</text:p>
      <text:p text:style-name="P13"/>
      <text:p text:style-name="P13">#Wait on one or more containers to stop </text:p>
      <text:p text:style-name="P13">docker wait container1 [container2…]</text:p>
      <text:p text:style-name="P13"/>
      <text:p text:style-name="P13">#Stop a running container gracefully </text:p>
      <text:p text:style-name="P13">docker stop container</text:p>
      <text:p text:style-name="P13"/>
      <text:p text:style-name="P13">#<text:span text:style-name="T93">Kill</text:span> a running container </text:p>
      <text:p text:style-name="P13">docker kill container</text:p>
      <text:p text:style-name="P13"/>
      <text:p text:style-name="P13">#Remove a container (use -f if the container is running) </text:p>
      <text:p text:style-name="P13">docker rm [-f] container</text:p>
      <text:p text:style-name="P13"/>
      <text:p text:style-name="P13">#Display a live stream of a container’s resource usage </text:p>
      <text:p text:style-name="P13">docker stats container</text:p>
      <text:p text:style-name="P13"/>
      <text:p text:style-name="P13"><text:soft-page-break/>#Return metadata (in JSON) about a running container </text:p>
      <text:p text:style-name="P13">docker inspect container</text:p>
      <text:p text:style-name="P13"/>
      <text:p text:style-name="P13">#Processors running on Docker</text:p>
      <text:p text:style-name="P14">docker top container-id</text:p>
      <text:p text:style-name="P14"/>
      <text:p text:style-name="P14">#Delete volume forcefully</text:p>
      <text:p text:style-name="P13">docker volume prune</text:p>
      <text:p text:style-name="P13"/>
      <text:p text:style-name="P13">#Delete container forcefully</text:p>
      <text:p text:style-name="P13">docker container prune</text:p>
      <text:p text:style-name="P13"/>
      <text:p text:style-name="P13">#Build docker images</text:p>
      <text:p text:style-name="P13">docker build -t yourusername/repository-name .</text:p>
      <text:p text:style-name="P13"/>
      <text:p text:style-name="P13">#Specify the docker file if having other name</text:p>
      <text:p text:style-name="P13">docker build -f dockerfile.dev .</text:p>
      <text:p text:style-name="P13"/>
      <text:p text:style-name="P34"><text:span text:style-name="T192">#S</text:span><text:span text:style-name="T193">how</text:span><text:span text:style-name="T194"> </text:span><text:span text:style-name="T193">all</text:span><text:span text:style-name="T194"> </text:span><text:span text:style-name="T193">modified</text:span><text:span text:style-name="T195"> </text:span><text:span text:style-name="T193">files</text:span><text:span text:style-name="T196"> </text:span><text:span text:style-name="T193">1n</text:span><text:span text:style-name="T197"> </text:span><text:span text:style-name="T193">container</text:span></text:p>
      <text:h text:style-name="P5" text:outline-level="2"><text:span text:style-name="T122">d</text:span><text:span text:style-name="T91">o</text:span><text:span text:style-name="T122">ck</text:span><text:span text:style-name="T91">e</text:span><text:span text:style-name="T122">r</text:span><text:span text:style-name="T124"> </text:span><text:span text:style-name="T122">di</text:span><text:span text:style-name="T114">ff container-id</text:span></text:h>
      <text:h text:style-name="P5" text:outline-level="2"><text:span text:style-name="T112"/></text:h>
      <text:p text:style-name="P31"><text:span text:style-name="T93">#</text:span>Show<text:span text:style-name="T30"> </text:span><text:span text:style-name="T127">map</text:span><text:span text:style-name="T120">ped</text:span><text:span text:style-name="T128"> </text:span>ports<text:span text:style-name="T21"> </text:span>of<text:span text:style-name="T129"> </text:span>a<text:span text:style-name="T130"> </text:span>container<text:line-break/><text:span text:style-name="T75">d</text:span><text:span text:style-name="T56">o</text:span><text:span text:style-name="T75">ck</text:span><text:span text:style-name="T42">e</text:span><text:span text:style-name="T75">r</text:span><text:span text:style-name="T131"> </text:span><text:span text:style-name="T132">p</text:span><text:span text:style-name="T49">o</text:span><text:span text:style-name="T75">rt</text:span><text:span text:style-name="T131"> </text:span><text:span text:style-name="T114">container-id<text:line-break/></text:span></text:p>
      <text:p text:style-name="P32"><text:span text:style-name="T114">#</text:span><text:span text:style-name="T113">Search an image in official repository<text:line-break/>docker search nginx</text:span></text:p>
      <text:p text:style-name="P19">URL: https://dockerlabs.collabnix.com/docker/cheatsheet/</text:p>
      <text:p text:style-name="P15"/>
      <text:p text:style-name="P15"/>
      <text:p text:style-name="P15">############### Do<text:span text:style-name="T4">cker File </text:span>#####################</text:p>
      <text:p text:style-name="P13"/>
      <text:p text:style-name="P13">FROM ubuntu:18.04 <text:s text:c="3"/>#Add base image</text:p>
      <text:p text:style-name="P13">LABEL name vaibhav <text:s/>#Add name labels to container</text:p>
      <text:p text:style-name="P13">LABEL email vvgadhave@gmail.com <text:s text:c="3"/>#Add email label</text:p>
      <text:p text:style-name="P13">ENV NAME vaibhav <text:s text:c="3"/>#Add enviroment variables</text:p>
      <text:p text:style-name="P13">ENV PASS Passwd@123# <text:s text:c="3"/>#Add enviroment variables </text:p>
      <text:p text:style-name="P13">RUN pwd &gt; /home/test.txt <text:s/># (/) Run command </text:p>
      <text:p text:style-name="P13">WORKDIR /tmp <text:s text:c="2"/># Change working directory, default may be /</text:p>
      <text:p text:style-name="P13">RUN pwd &gt; /home/test.txt <text:s/>#(/tmp) output after changing working directory</text:p>
      <text:p text:style-name="P13">USER vaibhavg <text:s/># Switch user from root to vaibhavg</text:p>
      <text:p text:style-name="P13">COPY test.txt /tmp/ <text:s/>#Copy local test.txt file from local to container /tmp/ </text:p>
      <text:p text:style-name="P13">ADD test.txt.tar /tmp <text:s/>#Extract contents from test.txt.tar in /tmp</text:p>
      <text:p text:style-name="P13">CMD ["python"] <text:s/>#Run any specific command in container</text:p>
      <text:p text:style-name="P13">CMD ["/bin/bash"] <text:s/># If having multiple CMD in docker file then last CMD will execute when container is up</text:p>
      <text:p text:style-name="P13">ENTRYPOINT ["test.sh"] # Executes as soon as the container is up </text:p>
      <text:p text:style-name="P13"/>
      <text:p text:style-name="P13">#################Docker compose file##################</text:p>
      <text:p text:style-name="P13"/>
      <text:p text:style-name="P13">version: '2.2'</text:p>
      <text:p text:style-name="P13"><text:soft-page-break/>services:</text:p>
      <text:p text:style-name="P13"><text:s text:c="2"/>node01:</text:p>
      <text:p text:style-name="P13"><text:s text:c="4"/>image: docker.elastic.co/elasticsearch/elasticsearch:7.11.1</text:p>
      <text:p text:style-name="P13"><text:s text:c="4"/>container_name: node01</text:p>
      <text:p text:style-name="P13"><text:s text:c="4"/>environment:</text:p>
      <text:p text:style-name="P13"><text:s text:c="6"/>- node.name=node01</text:p>
      <text:p text:style-name="P13"><text:s text:c="6"/>- cluster.name=es-cluster-7</text:p>
      <text:p text:style-name="P13"><text:s text:c="6"/>- discovery.type=single-node</text:p>
      <text:p text:style-name="P13"><text:s text:c="6"/>- "ES_JAVA_OPTS=-Xms128m -Xmx128m"</text:p>
      <text:p text:style-name="P13"><text:s text:c="4"/>ulimits:</text:p>
      <text:p text:style-name="P13"><text:s text:c="6"/>memlock:</text:p>
      <text:p text:style-name="P13"><text:s text:c="8"/>soft: -1</text:p>
      <text:p text:style-name="P13"><text:s text:c="8"/>hard: -1</text:p>
      <text:p text:style-name="P13"><text:s text:c="4"/>volumes:</text:p>
      <text:p text:style-name="P13"><text:s text:c="6"/>- es-data01:/usr/share/elasticsearch/data</text:p>
      <text:p text:style-name="P13"><text:s text:c="4"/>ports:</text:p>
      <text:p text:style-name="P13"><text:s text:c="6"/>- 9200:9200</text:p>
      <text:p text:style-name="P13"><text:s text:c="4"/>networks:</text:p>
      <text:p text:style-name="P13"><text:s text:c="6"/>- es-network</text:p>
      <text:p text:style-name="P13"/>
      <text:p text:style-name="P13"><text:s text:c="2"/>kibana:</text:p>
      <text:p text:style-name="P13"><text:s text:c="4"/>image: docker.elastic.co/kibana/kibana:7.11.1</text:p>
      <text:p text:style-name="P13"><text:s text:c="4"/>environment:</text:p>
      <text:p text:style-name="P13"><text:s text:c="6"/>ELASTICSEARCH_HOSTS: http://node01:9200 <text:s/></text:p>
      <text:p text:style-name="P13"><text:s text:c="4"/>ports:</text:p>
      <text:p text:style-name="P13"><text:s text:c="6"/>- 5601:5601</text:p>
      <text:p text:style-name="P13"><text:s text:c="4"/>networks:</text:p>
      <text:p text:style-name="P13"><text:s text:c="6"/>- es-network</text:p>
      <text:p text:style-name="P13"><text:s text:c="4"/>depends_on:</text:p>
      <text:p text:style-name="P13"><text:s text:c="6"/>- node01</text:p>
      <text:p text:style-name="P13"><text:s text:c="4"/>restart: always <text:s text:c="4"/>#(no = never restart | always = if container stops for nay reason | on-failure = only restart if stops by any error code | unless-stopped = always restart wnless we forcefully stop it )</text:p>
      <text:p text:style-name="P13"/>
      <text:p text:style-name="P13"><text:s text:c="2"/>heartbeat:</text:p>
      <text:p text:style-name="P13"><text:s text:c="4"/>image: docker.elastic.co/beats/heartbeat:7.11.1</text:p>
      <text:p text:style-name="P13"><text:s text:c="4"/>environment:</text:p>
      <text:p text:style-name="P13"><text:s text:c="6"/>ELASTICSEARCH_HOSTS: http://node01:9200</text:p>
      <text:p text:style-name="P13"><text:s text:c="4"/>volumes:</text:p>
      <text:p text:style-name="P13"><text:s text:c="6"/>- /home/vaibhavg/kibana/heartbeat.yml:/usr/share/heartbeat/heartbeat.yml:ro</text:p>
      <text:p text:style-name="P13"><text:s text:c="4"/>networks:</text:p>
      <text:p text:style-name="P13"><text:s text:c="6"/>- es-network</text:p>
      <text:p text:style-name="P13"><text:s text:c="4"/>depends_on:</text:p>
      <text:p text:style-name="P13"><text:s text:c="6"/>- node01</text:p>
      <text:p text:style-name="P13"><text:s text:c="4"/></text:p>
      <text:p text:style-name="P13"/>
      <text:p text:style-name="P13">volumes:</text:p>
      <text:p text:style-name="P13"><text:s text:c="2"/>es-data01:</text:p>
      <text:p text:style-name="P13"><text:s text:c="4"/>driver: local</text:p>
      <text:p text:style-name="P13"/>
      <text:p text:style-name="P13">networks:</text:p>
      <text:p text:style-name="P13"><text:soft-page-break/><text:s text:c="2"/>es-network:</text:p>
      <text:p text:style-name="P13"><text:s text:c="4"/>driver: bridge</text:p>
      <text:p text:style-name="P13">################### JFYI ######################</text:p>
      <text:p text:style-name="P13"/>
      <text:p text:style-name="P13"># Install ssh server in conatiner</text:p>
      <text:p text:style-name="P13">RUN apt install openssh-server -y <text:s/></text:p>
      <text:p text:style-name="P13">EXPOSE 22</text:p>
      <text:p text:style-name="P13">CMD ["/usr/sbin/sshd", "-D"]</text:p>
      <text:p text:style-name="P16"><text:line-break/>############## Docker-<text:span text:style-name="T5">Machine</text:span> ####################<text:line-break/></text:p>
      <text:p text:style-name="P20">#URL for deocker-machine</text:p>
      <text:p text:style-name="P27"><text:a xlink:type="simple" xlink:href="https://docker-docs.netlify.app/machine/install-machine/" text:style-name="Internet_20_link" text:visited-style-name="Visited_20_Internet_20_Link"><text:span text:style-name="T180">https://docker-docs.netlify.app/machine/install-machine/</text:span></text:a></text:p>
      <text:p text:style-name="P20"/>
      <text:p text:style-name="P20">#<text:span text:style-name="T2">Check Version</text:span></text:p>
      <text:p text:style-name="P1"><text:span text:style-name="Source_20_Text"><text:span text:style-name="T180">docker-machine version</text:span></text:span></text:p>
      <text:p text:style-name="P20"/>
      <text:p text:style-name="P20">#<text:span text:style-name="T3">List docker machines</text:span></text:p>
      <text:p text:style-name="P11"><text:span text:style-name="Source_20_Text"><text:span text:style-name="T180">docker-machine ls</text:span></text:span></text:p>
      <text:p text:style-name="P11"><text:span text:style-name="Source_20_Text"><text:span text:style-name="T180"/></text:span></text:p>
      <text:p text:style-name="P20">#<text:span text:style-name="T3">Create docker machines</text:span></text:p>
      <text:p text:style-name="P2"><text:span text:style-name="Source_20_Text"><text:span text:style-name="T180">docker-machine create --driver virtualbox </text:span></text:span><text:span text:style-name="Source_20_Text"><text:span text:style-name="T181">machine1</text:span></text:span></text:p>
      <text:p text:style-name="P20"/>
      <text:p text:style-name="P28"><text:span text:style-name="T182">#</text:span><text:span text:style-name="T181">Y</text:span><text:span text:style-name="T180">ou need to tell Docker to talk to the new machine. You can do this with the </text:span><text:span text:style-name="Source_20_Text"><text:span text:style-name="T180">docker-machine env</text:span></text:span><text:span text:style-name="T180"> command.</text:span></text:p>
      <text:p text:style-name="P11"><text:span text:style-name="Source_20_Text"><text:span text:style-name="T180">docker-machine env </text:span></text:span><text:span text:style-name="Source_20_Text"><text:span text:style-name="T181">machine1</text:span></text:span></text:p>
      <text:p text:style-name="P11"><text:span text:style-name="Source_20_Text"><text:span text:style-name="T180"/></text:span></text:p>
      <text:p text:style-name="P16"><text:span text:style-name="T1">#</text:span>Connect your shell to the new machine.</text:p>
      <text:p text:style-name="P2"><text:span text:style-name="Source_20_Text"><text:span text:style-name="T180">eval "$(docker-machine env </text:span></text:span><text:span text:style-name="Source_20_Text"><text:span text:style-name="T181">machine1</text:span></text:span><text:span text:style-name="Source_20_Text"><text:span text:style-name="T180">)"</text:span></text:span></text:p>
      <text:p text:style-name="P20"/>
      <text:p text:style-name="P25"><text:span text:style-name="T183">#Start a Docker machine<text:line-break/></text:span><text:span text:style-name="T179">docker-machine </text:span><text:span text:style-name="T183">start </text:span><text:span text:style-name="Source_20_Text"><text:span text:style-name="T184">machine1</text:span></text:span><text:span text:style-name="T179"><text:line-break/><text:line-break/></text:span><text:span text:style-name="T183">#St</text:span><text:span text:style-name="T185">op</text:span><text:span text:style-name="T183"> a Docker machine</text:span></text:p>
      <text:p text:style-name="P25"><text:span text:style-name="T179">docker-machine </text:span><text:span text:style-name="T185">stop</text:span><text:span text:style-name="T183"> </text:span><text:span text:style-name="Source_20_Text"><text:span text:style-name="T184">machine1</text:span></text:span></text:p>
      <text:p text:style-name="P25"><text:span text:style-name="Source_20_Text"><text:span text:style-name="T179"/></text:span></text:p>
      <text:p text:style-name="P25"><text:span text:style-name="Source_20_Text"><text:span text:style-name="T186">#Restart</text:span></text:span><text:span text:style-name="Source_20_Text"><text:span text:style-name="T183"> a Docker machine</text:span></text:span></text:p>
      <text:p text:style-name="P25"><text:span text:style-name="Source_20_Text"><text:span text:style-name="T184">docker-machine restart </text:span></text:span><text:span text:style-name="Source_20_Text"><text:span text:style-name="T187">machine1</text:span></text:span><text:span text:style-name="Source_20_Text"><text:span text:style-name="T184"><text:line-break/><text:line-break/></text:span></text:span><text:span text:style-name="Source_20_Text"><text:span text:style-name="T186">#</text:span></text:span><text:span text:style-name="Source_20_Text"><text:span text:style-name="T187">Configuration for</text:span></text:span><text:span text:style-name="Source_20_Text"><text:span text:style-name="T183"> a Docker machine</text:span></text:span><text:span text:style-name="Source_20_Text"><text:span text:style-name="T184"><text:line-break/>docker-machine config </text:span></text:span><text:span text:style-name="Source_20_Text"><text:span text:style-name="T187">machine1</text:span></text:span></text:p>
      <text:p text:style-name="P25"><text:span text:style-name="Source_20_Text"><text:span text:style-name="T179"/></text:span></text:p>
      <text:p text:style-name="P25"><text:span text:style-name="Source_20_Text"><text:span text:style-name="T186">#</text:span></text:span><text:span text:style-name="Source_20_Text"><text:span text:style-name="T187">Inspect</text:span></text:span><text:span text:style-name="Source_20_Text"><text:span text:style-name="T183"> a Docker machine</text:span></text:span></text:p>
      <text:p text:style-name="P25"><text:span text:style-name="Source_20_Text"><text:span text:style-name="T184">docker-machine inspect </text:span></text:span><text:span text:style-name="Source_20_Text"><text:span text:style-name="T187">machine1</text:span></text:span></text:p>
      <text:p text:style-name="P25"><text:span text:style-name="Source_20_Text"><text:span text:style-name="T179"/></text:span></text:p>
      <text:p text:style-name="P25"><text:span text:style-name="Source_20_Text"><text:span text:style-name="T186">#</text:span></text:span><text:span text:style-name="Source_20_Text"><text:span text:style-name="T187">Get ip of</text:span></text:span><text:span text:style-name="Source_20_Text"><text:span text:style-name="T183"> a Docker machine</text:span></text:span></text:p>
      <text:p text:style-name="P25"><text:span text:style-name="Source_20_Text"><text:span text:style-name="T184">docker-machine ip </text:span></text:span><text:span text:style-name="Source_20_Text"><text:span text:style-name="T187">machine1</text:span></text:span></text:p>
      <text:p text:style-name="P25"><text:span text:style-name="Source_20_Text"><text:span text:style-name="T179"/></text:span></text:p>
      <text:p text:style-name="P25"><text:span text:style-name="Source_20_Text"><text:span text:style-name="T186">#</text:span></text:span><text:span text:style-name="Source_20_Text"><text:span text:style-name="T187">Kill</text:span></text:span><text:span text:style-name="Source_20_Text"><text:span text:style-name="T183"> a Docker machine</text:span></text:span></text:p>
      <text:p text:style-name="P25"><text:span text:style-name="Source_20_Text"><text:span text:style-name="T184">docker-machine kill </text:span></text:span><text:span text:style-name="Source_20_Text"><text:span text:style-name="T187">machine1</text:span></text:span></text:p>
      <text:p text:style-name="P25"><text:span text:style-name="Source_20_Text"><text:span text:style-name="T179"/></text:span></text:p>
      <text:p text:style-name="P25"><text:soft-page-break/><text:span text:style-name="Source_20_Text"><text:span text:style-name="T187">#1.Set the hostname on the instance to the name Machine addresses it by, such as default.</text:span></text:span></text:p>
      <text:p text:style-name="P25"><text:span text:style-name="Source_20_Text"><text:span text:style-name="T187"><text:s/>2. Install Docker if it is not present already.</text:span></text:span></text:p>
      <text:p text:style-name="P25"><text:span text:style-name="Source_20_Text"><text:span text:style-name="T187"><text:s/>3.Generate a set of certificates (usually with the default, self-signed CA) and configure the daemon to accept connections over TLS.</text:span></text:span></text:p>
      <text:p text:style-name="P25"><text:span text:style-name="Source_20_Text"><text:span text:style-name="T187"><text:s/>4. Copy the generated certificates to the server and local config directory.</text:span></text:span></text:p>
      <text:p text:style-name="P25"><text:span text:style-name="Source_20_Text"><text:span text:style-name="T187"><text:s/>5. <text:s/>Configure the Docker Engine according to the options specified at create time.</text:span></text:span></text:p>
      <text:p text:style-name="P25"><text:span text:style-name="Source_20_Text"><text:span text:style-name="T187"><text:s/>6. Configure and activate Swarm if applicable.</text:span></text:span></text:p>
      <text:p text:style-name="P25"><text:span text:style-name="Source_20_Text"><text:span text:style-name="T184">--&gt; docker-machine provision </text:span></text:span><text:span text:style-name="Source_20_Text"><text:span text:style-name="T187">machine1</text:span></text:span></text:p>
      <text:p text:style-name="P25"><text:span text:style-name="Source_20_Text"><text:span text:style-name="T186">#</text:span></text:span><text:span text:style-name="Source_20_Text"><text:span text:style-name="T187">regenerated certificates for</text:span></text:span><text:span text:style-name="Source_20_Text"><text:span text:style-name="T183"> a Docker machine</text:span></text:span></text:p>
      <text:p text:style-name="P25"><text:span text:style-name="Source_20_Text"><text:span text:style-name="T184">docker-machine regenerate-certs </text:span></text:span><text:span text:style-name="Source_20_Text"><text:span text:style-name="T187">machine1</text:span></text:span></text:p>
      <text:p text:style-name="P25"><text:span text:style-name="Source_20_Text"><text:span text:style-name="T179"/></text:span></text:p>
      <text:p text:style-name="P25"><text:span text:style-name="Source_20_Text"><text:span text:style-name="T186">#</text:span></text:span><text:span text:style-name="Source_20_Text"><text:span text:style-name="T187">ssh</text:span></text:span><text:span text:style-name="Source_20_Text"><text:span text:style-name="T183"> a Docker machine</text:span></text:span></text:p>
      <text:p text:style-name="P25"><text:span text:style-name="Source_20_Text"><text:span text:style-name="T184">docker-machine ssh </text:span></text:span><text:span text:style-name="Source_20_Text"><text:span text:style-name="T187">machine1</text:span></text:span></text:p>
      <text:p text:style-name="P25"><text:span text:style-name="Source_20_Text"><text:span text:style-name="T179"/></text:span></text:p>
      <text:p text:style-name="P25"><text:span text:style-name="Source_20_Text"><text:span text:style-name="T186">#</text:span></text:span><text:span text:style-name="Source_20_Text"><text:span text:style-name="T187">Status</text:span></text:span><text:span text:style-name="Source_20_Text"><text:span text:style-name="T183"> a Docker machine</text:span></text:span></text:p>
      <text:p text:style-name="P25"><text:span text:style-name="Source_20_Text"><text:span text:style-name="T184">docker-machine status </text:span></text:span><text:span text:style-name="Source_20_Text"><text:span text:style-name="T187">machine1</text:span></text:span></text:p>
      <text:p text:style-name="P25"><text:span text:style-name="Source_20_Text"><text:span text:style-name="T179"/></text:span></text:p>
      <text:p text:style-name="P25"><text:span text:style-name="Source_20_Text"><text:span text:style-name="T186">#</text:span></text:span><text:span text:style-name="Source_20_Text"><text:span text:style-name="T188">upgrade</text:span></text:span><text:span text:style-name="Source_20_Text"><text:span text:style-name="T183"> a Docker machine</text:span></text:span></text:p>
      <text:p text:style-name="P25"><text:span text:style-name="Source_20_Text"><text:span text:style-name="T184">docker-machine upgrade </text:span></text:span><text:span text:style-name="Source_20_Text"><text:span text:style-name="T187">machine1</text:span></text:span></text:p>
      <text:p text:style-name="P25"><text:span text:style-name="Source_20_Text"><text:span text:style-name="T179"/></text:span></text:p>
      <text:p text:style-name="P25"><text:span text:style-name="Source_20_Text"><text:span text:style-name="T186">#</text:span></text:span><text:span text:style-name="Source_20_Text"><text:span text:style-name="T183">St</text:span></text:span><text:span text:style-name="Source_20_Text"><text:span text:style-name="T185">op</text:span></text:span><text:span text:style-name="Source_20_Text"><text:span text:style-name="T183"> a Docker machine</text:span></text:span></text:p>
      <text:p text:style-name="P26"><text:span text:style-name="Source_20_Text"><text:span text:style-name="T184">docker-machine url </text:span></text:span><text:span text:style-name="Source_20_Text"><text:span text:style-name="T187">machine1</text:span></text:span><text:span text:style-name="T179"><text:line-break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line-break/></text:p>
      <text:p text:style-name="P13">############## Docker Swarm ####################</text:p>
      <text:p text:style-name="P13"/>
      <text:p text:style-name="P13">#To create a new docker swarm leader</text:p>
      <text:p text:style-name="P13">docker swarm init</text:p>
      <text:p text:style-name="P13"/>
      <text:p text:style-name="P13">#To chek the list of nodes connected to docker swarm</text:p>
      <text:p text:style-name="P13">docker node ls</text:p>
      <text:p text:style-name="P13"/>
      <text:p text:style-name="P13">#To get the docker initialise link again to join worker</text:p>
      <text:p text:style-name="P13">docker swarm join-token worker </text:p>
      <text:p text:style-name="P13"/>
      <text:p text:style-name="P13">#To get the docker initialise link again to join mananger</text:p>
      <text:p text:style-name="P13">docker swarm join-token manager </text:p>
      <text:p text:style-name="P13"/>
      <text:p text:style-name="P13">#To exit from docker swarm manager (Run this comand on worker)</text:p>
      <text:p text:style-name="P13">docker swarm leave</text:p>
      <text:p text:style-name="P13"/>
      <text:p text:style-name="P13"><text:soft-page-break/>#To remove any worker from group (Run this command on manager)</text:p>
      <text:p text:style-name="P13">docker node rm worker2</text:p>
      <text:p text:style-name="P13"/>
      <text:p text:style-name="P13">#To inspect worker information</text:p>
      <text:p text:style-name="P13">docker node inspect worker1</text:p>
      <text:p text:style-name="P13"/>
      <text:p text:style-name="P13">#Docker always recommends to promote manager as 1,3,5,7.. <text:s/>(as odd no)</text:p>
      <text:p text:style-name="P13"/>
      <text:p text:style-name="P13">#To promote docker worker to manager</text:p>
      <text:p text:style-name="P13">docker node promote worker1 worker2</text:p>
      <text:p text:style-name="P13"/>
      <text:p text:style-name="P13">#To demote docker worker to manager</text:p>
      <text:p text:style-name="P13">docker node demote worker1 worker2</text:p>
      <text:p text:style-name="P13"/>
      <text:p text:style-name="P13">#To create a service</text:p>
      <text:p text:style-name="P13">docker service create -d alpine ping 8.8.8.8</text:p>
      <text:p text:style-name="P13"/>
      <text:p text:style-name="P13">#To create a service with replicas</text:p>
      <text:p text:style-name="P13">docker service create -d --replicas 4 alpine ping 8.8.8.8</text:p>
      <text:p text:style-name="P13"/>
      <text:p text:style-name="P13">#To check the running serices.</text:p>
      <text:p text:style-name="P13">docker service ls</text:p>
      <text:p text:style-name="P13"/>
      <text:p text:style-name="P13">#To check where the serices are running</text:p>
      <text:p text:style-name="P13">docker service ps ajdlkjdlii211</text:p>
      <text:p text:style-name="P13"/>
      <text:p text:style-name="P13">#To scale docker conatainers</text:p>
      <text:p text:style-name="P13">docker service scale asdekjjkajdf=4 dasdewdqw=4</text:p>
      <text:p text:style-name="P13"/>
      <text:p text:style-name="P13">#To run the serice globally</text:p>
      <text:p text:style-name="P13">docker service create --mode global alpine ping 8.8.8.8</text:p>
      <text:p text:style-name="P13"/>
      <text:p text:style-name="P13">#To run container on manager only</text:p>
      <text:p text:style-name="P13">docker service create --constraint="node.role==manager" alpine ping 8.8.8.8</text:p>
      <text:p text:style-name="P13"/>
      <text:p text:style-name="P13">#To run container on any particular worker only</text:p>
      <text:p text:style-name="P13">docker service create --constraint="node.role==worker" alpine ping 8.8.8.8</text:p>
      <text:p text:style-name="P13"/>
      <text:p text:style-name="P13">#To add any label to any worker <text:s/>(Labels are required because you can run containers on any particular workers by this)</text:p>
      <text:p text:style-name="P13">docker node update --label-add="ssd=true" worker1<text:line-break/><text:line-break/><text:span text:style-name="T17">#TO remove any label from worker</text:span><text:line-break/>docker node update --label-rm <text:span text:style-name="T18">ssd</text:span> node2</text:p>
      <text:p text:style-name="P13"/>
      <text:p text:style-name="P13">#To run any service on particular worker by using labels</text:p>
      <text:p text:style-name="P13">docker service create --constraint="node.labels.ssd=<text:span text:style-name="T6">=</text:span>true" --replicas=3 -d alpine ping 8.8.8.8</text:p>
      <text:p text:style-name="P13"/>
      <text:p text:style-name="P13">#To pause any running worker node</text:p>
      <text:p text:style-name="P13">docker node update --availability=pause worker2</text:p>
      <text:p text:style-name="P13"/>
      <text:p text:style-name="P13"><text:soft-page-break/>#To unpause any running worker node</text:p>
      <text:p text:style-name="P13">docker node update --availability=active worker2</text:p>
      <text:p text:style-name="P13"/>
      <text:p text:style-name="P13">#To move all containers from running worker node to other automatically</text:p>
      <text:p text:style-name="P18">docker node update --availability=drain worker2<text:line-break/><text:line-break/><text:span text:style-name="T19">#To run compose-file as stack deploy</text:span></text:p>
      <text:p text:style-name="P18">docker stack deploy --compose-file docker-compose.yml Demo</text:p>
      <text:p text:style-name="P13"/>
      <text:p text:style-name="P21">#To remove stack</text:p>
      <text:p text:style-name="P13">docker stack rm Demo </text:p>
      <text:p text:style-name="P13"/>
      <text:p text:style-name="P22">#List no of stacks</text:p>
      <text:p text:style-name="P13">docker stack ls</text:p>
      <text:p text:style-name="P13"/>
      <text:p text:style-name="P22">#To check on which machines stacks are running</text:p>
      <text:p text:style-name="P13">docker stack ps Dem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Paragraph" style:display-name="Table Paragraph" style:family="paragraph" style:parent-style-name="Standard"/>
    <style:style style:name="List_20_Paragraph" style:display-name="List Paragraph" style:family="paragraph" style:parent-style-name="Standard"/>
    <style:style style:name="Heading_20_3" style:display-name="Heading 3" style:family="paragraph" style:parent-style-name="Standard" style:default-outline-level="3" style:list-style-name="" style:class="text">
      <style:paragraph-properties fo:margin-left="0.356cm" fo:margin-right="0cm" fo:text-indent="0cm" style:auto-text-indent="false"/>
      <style:text-properties style:font-name="Courier New" fo:font-family="'Courier New'" style:font-family-generic="roman" style:font-pitch="variable" fo:font-size="10pt" fo:font-style="italic" style:font-name-asian="Courier New1" style:font-family-asian="'Courier New'" style:font-family-generic-asian="system" style:font-pitch-asian="variable" style:font-size-asian="10pt" style:font-style-asian="italic" style:font-size-complex="1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356cm" fo:margin-right="0cm" fo:text-indent="0cm" style:auto-text-indent="fals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2-07-04T09:16:52.837631193</meta:creation-date>
    <dc:date>2022-11-27T21:46:33.275317938</dc:date>
    <meta:editing-duration>PT1H23M</meta:editing-duration>
    <meta:editing-cycles>27</meta:editing-cycles>
    <meta:generator>LibreOffice/7.3.4.2$Linux_X86_64 LibreOffice_project/728fec16bd5f605073805c3c9e7c4212a0120dc5</meta:generator>
    <meta:document-statistic meta:table-count="0" meta:image-count="0" meta:object-count="0" meta:page-count="8" meta:paragraph-count="244" meta:word-count="1257" meta:character-count="8992" meta:non-whitespace-character-count="7703"/>
    <meta:user-defined meta:name="AppVersion">14.0000</meta:user-defined>
    <meta:user-defined meta:name="Created" meta:value-type="date">2022-11-27T00:00:00</meta:user-defined>
    <meta:user-defined meta:name="DocSecurity" meta:value-type="float">4</meta:user-defined>
    <meta:user-defined meta:name="LastSaved" meta:value-type="date">2022-11-27T00:00:00</meta:user-defined>
  </office:meta>
</office:document-meta>
</file>